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 style:list-style-name="L1"/>
    <style:style style:name="P3" style:family="paragraph" style:parent-style-name="Standard" style:list-style-name="L2"/>
    <style:style style:name="P4" style:family="paragraph" style:parent-style-name="Standard" style:list-style-name="L3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øde pr. 10 august 2010</text:p>
      <text:p text:style-name="Standard"/>
      <text:p text:style-name="Standard">Entry:</text:p>
      <text:list xml:id="list1603519564" text:style-name="L1">
        <text:list-item>
          <text:p text:style-name="P2">Felttype validering</text:p>
          <text:list>
            <text:list-item>
              <text:p text:style-name="P2">Basal type check(tal, tekst, antal sepratorer)<text:tab/><text:tab/><text:tab/><text:tab/><text:tab/>(ok)</text:p>
            </text:list-item>
            <text:list-item>
              <text:p text:style-name="P2">position af seperatorer<text:tab/><text:tab/><text:tab/><text:tab/><text:tab/><text:tab/><text:tab/>(ok)</text:p>
            </text:list-item>
            <text:list-item>
              <text:p text:style-name="P2">syntax validering<text:tab/><text:tab/><text:tab/><text:tab/><text:tab/><text:tab/><text:tab/><text:tab/>(ok)</text:p>
            </text:list-item>
            <text:list-item>
              <text:p text:style-name="P2">håndtering af fejltastning<text:tab/><text:tab/><text:tab/><text:tab/><text:tab/><text:tab/><text:tab/>(ok)</text:p>
            </text:list-item>
          </text:list>
        </text:list-item>
        <text:list-item>
          <text:p text:style-name="P2">Håndtering af ”system” missing.<text:tab/><text:tab/><text:tab/><text:tab/><text:tab/><text:tab/>(ok)</text:p>
        </text:list-item>
        <text:list-item>
          <text:p text:style-name="P2">Ny record<text:tab/><text:tab/><text:tab/><text:tab/><text:tab/><text:tab/><text:tab/><text:tab/><text:tab/>(ok)</text:p>
        </text:list-item>
        <text:list-item>
          <text:p text:style-name="P2">Fastsættelse af separtorer (decimal, dato og tid). Virker ikke rigtigt.<text:tab/>(ok)</text:p>
        </text:list-item>
        <text:list-item>
          <text:p text:style-name="P2">Autojump ved komplet udfyldelse af felt<text:tab/><text:tab/><text:tab/><text:tab/><text:tab/>(ok)</text:p>
        </text:list-item>
        <text:list-item>
          <text:p text:style-name="P2">About dialog, med programmets versions information,<text:tab/><text:tab/><text:tab/>(ok)<text:line-break/>samt kerne versionen.</text:p>
          <text:list>
            <text:list-item>
              <text:p text:style-name="P2">Versions check på nettet, både Manager og Entry.<text:tab/><text:tab/><text:tab/><text:tab/>(ok)</text:p>
            </text:list-item>
            <text:list-item>
              <text:p text:style-name="P2">I ”hjælp” menu tilføjes ”copy version information”<text:tab/><text:tab/><text:tab/><text:tab/>(ok)<text:line-break/>Indeholder:</text:p>
              <text:list>
                <text:list-item>
                  <text:p text:style-name="P2">Version no (både program og kerne)<text:tab/><text:tab/><text:tab/><text:tab/><text:tab/>(ok)</text:p>
                </text:list-item>
                <text:list-item>
                  <text:p text:style-name="P2">OS<text:tab/><text:tab/><text:tab/><text:tab/><text:tab/><text:tab/><text:tab/><text:tab/><text:tab/>(ok)</text:p>
                </text:list-item>
                <text:list-item>
                  <text:p text:style-name="P2">Aktuel fil navn (komplet sti)<text:tab/><text:tab/><text:tab/><text:tab/><text:tab/><text:tab/>(ok)</text:p>
                </text:list-item>
                <text:list-item>
                  <text:p text:style-name="P2">antal felter<text:tab/><text:tab/><text:tab/><text:tab/><text:tab/><text:tab/><text:tab/><text:tab/>(ok)</text:p>
                </text:list-item>
                <text:list-item>
                  <text:p text:style-name="P2">antal records<text:tab/><text:tab/><text:tab/><text:tab/><text:tab/><text:tab/><text:tab/><text:tab/>(ok)</text:p>
                </text:list-item>
                <text:list-item>
                  <text:p text:style-name="P2">.epx version<text:tab/><text:tab/><text:tab/><text:tab/><text:tab/><text:tab/><text:tab/><text:tab/>(ok)</text:p>
                </text:list-item>
              </text:list>
            </text:list-item>
          </text:list>
        </text:list-item>
        <text:list-item>
          <text:p text:style-name="P2">Dato indtastning følger princip C1<text:tab/><text:tab/><text:tab/><text:tab/><text:tab/><text:tab/>(ok)</text:p>
        </text:list-item>
        <text:list-item>
          <text:p text:style-name="P2">Integer felter supporterer 64-bit, dvs. ca 19 tal.<text:tab/><text:tab/><text:tab/><text:tab/>(ok)</text:p>
        </text:list-item>
        <text:list-item>
          <text:p text:style-name="P2">Backup</text:p>
          <text:list>
            <text:list-item>
              <text:p text:style-name="P2">timed backup (tråd)</text:p>
            </text:list-item>
            <text:list-item>
              <text:p text:style-name="P2">projekt settings: backup ved luk af program, &lt;projekt_navn&gt;.&lt;dato+tid&gt;.{zip|epz}</text:p>
            </text:list-item>
          </text:list>
        </text:list-item>
        <text:list-item>
          <text:p text:style-name="P2">Font/Størrelse mellem windows og linux.</text:p>
          <text:list>
            <text:list-item>
              <text:p text:style-name="P2">Verdana?</text:p>
            </text:list-item>
          </text:list>
        </text:list-item>
        <text:list-item>
          <text:p text:style-name="P2">Export data</text:p>
          <text:list>
            <text:list-item>
              <text:p text:style-name="P2">Stata</text:p>
            </text:list-item>
            <text:list-item>
              <text:p text:style-name="P2">Import i analysis</text:p>
            </text:list-item>
          </text:list>
        </text:list-item>
        <text:list-item>
          <text:p text:style-name="P2">Værdi kontrol</text:p>
          <text:list>
            <text:list-item>
              <text:p text:style-name="P2">Value label</text:p>
            </text:list-item>
            <text:list-item>
              <text:p text:style-name="P2">Range</text:p>
            </text:list-item>
            <text:list-item>
              <text:p text:style-name="P2">Missing</text:p>
            </text:list-item>
          </text:list>
        </text:list-item>
        <text:list-item>
          <text:p text:style-name="P2">Flere sprog</text:p>
        </text:list-item>
        <text:list-item>
          <text:p text:style-name="P2">Bruger kontrol</text:p>
        </text:list-item>
        <text:list-item>
          <text:p text:style-name="P2">Spørgsmål database (tilføjer sektioner)</text:p>
        </text:list-item>
        <text:list-item>
          <text:p text:style-name="P2">Kontrol strukturer</text:p>
          <text:list>
            <text:list-item>
              <text:p text:style-name="P2">Must enter</text:p>
            </text:list-item>
            <text:list-item>
              <text:p text:style-name="P2">osv.</text:p>
            </text:list-item>
          </text:list>
        </text:list-item>
      </text:list>
      <text:p text:style-name="Standard"/>
      <text:p text:style-name="Standard"/>
      <text:p text:style-name="Standard">Manager:</text:p>
      <text:list xml:id="list33371417" text:style-name="L2">
        <text:list-item>
          <text:p text:style-name="P3">Tilføj ”import data” til File menuen, osv.</text:p>
          <text:list>
            <text:list-item>
              <text:p text:style-name="P3">”load data” ændres til ”import data”</text:p>
            </text:list-item>
            <text:list-item>
              <text:p text:style-name="P3">import af float felter med 0 decimaler ændres til integer felter!</text:p>
            </text:list-item>
          </text:list>
        </text:list-item>
        <text:list-item>
          <text:p text:style-name="P3">Open Project skal ikke kunne importerer andre filer.</text:p>
        </text:list-item>
        <text:list-item>
          <text:p text:style-name="P3">Importer CSV filer, med samme kode som gamle manager.</text:p>
        </text:list-item>
      </text:list>
      <text:p text:style-name="Standard"/>
      <text:p text:style-name="Standard"><text:soft-page-break/></text:p>
      <text:p text:style-name="Standard">Uden for katergori:</text:p>
      <text:list xml:id="list2046596033" text:style-name="L3">
        <text:list-item>
          <text:p text:style-name="P4">Print af dataform.</text:p>
        </text:list-item>
        <text:list-item>
          <text:p text:style-name="P4">CTRL+W indføres som standard til at lukke faneblade, fx ved flere åbne projekter/datafiler.</text:p>
        </text:list-item>
        <text:list-item>
          <text:p text:style-name="P4">Analysis importer XML filer.</text:p>
        </text:list-item>
        <text:list-item>
          <text:p text:style-name="P4">XML Schema</text:p>
        </text:list-item>
        <text:list-item>
          <text:p text:style-name="P4">Opdater WIKI med oversigt over XML struktur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a" fo:country="DK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a" fo:country="DK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orsten Bonde Christiansen</meta:initial-creator>
    <meta:creation-date>2010-08-10T11:43:36.18</meta:creation-date>
    <dc:date>2010-09-21T12:48:35</dc:date>
    <dc:creator>Torsten Christiansen</dc:creator>
    <meta:editing-duration>PT14H53M41S</meta:editing-duration>
    <meta:editing-cycles>37</meta:editing-cycles>
    <meta:generator>OpenOffice.org/3.2$Unix OpenOffice.org_project/320m12$Build-9483</meta:generator>
    <meta:document-statistic meta:table-count="0" meta:image-count="0" meta:object-count="0" meta:page-count="2" meta:paragraph-count="52" meta:word-count="290" meta:character-count="1749"/>
  </office:meta>
</office:document-meta>
</file>